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2000001F92FC9E35E.png" manifest:media-type="image/png"/>
  <manifest:file-entry manifest:full-path="Pictures/10000001000003E2000002548D054A5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bc6d" officeooo:paragraph-rsid="0003bc6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MPLE CODER</text:p>
      <text:p text:style-name="P1"><draw:frame draw:style-name="fr2" draw:name="Image1" text:anchor-type="as-char" svg:width="6.6929in" svg:height="4.0126in" draw:z-index="0"><draw:image xlink:href="Pictures/10000001000003E2000002548D054A5C.png" xlink:type="simple" xlink:show="embed" xlink:actuate="onLoad" draw:mime-type="image/png"/></draw:frame><text:s/></text:p>
      <text:p text:style-name="P1"/>
      <text:p text:style-name="P1"><draw:frame draw:style-name="fr1" draw:name="Image2" text:anchor-type="char" svg:width="6.6929in" svg:height="4.052in" draw:z-index="1"><draw:image xlink:href="Pictures/1000000100000342000001F92FC9E35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iccardo Della Sala</meta:initial-creator>
    <meta:creation-date>2024-11-06T13:17:11.624914953</meta:creation-date>
    <dc:date>2024-11-06T13:21:54.353314730</dc:date>
    <dc:creator>Riccardo Della Sala</dc:creator>
    <meta:editing-duration>PT4M43S</meta:editing-duration>
    <meta:editing-cycles>1</meta:editing-cycles>
    <meta:document-statistic meta:table-count="0" meta:image-count="2" meta:object-count="0" meta:page-count="1" meta:paragraph-count="2" meta:word-count="2" meta:character-count="13" meta:non-whitespace-character-count="11"/>
    <meta:generator>LibreOffice/24.2.7.2$Linux_X86_64 LibreOffice_project/420$Build-2</meta:generator>
  </office:meta>
</office:document-meta>
</file>